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6pt" style:text-underline-style="solid" style:text-underline-width="auto" style:text-underline-color="font-color" fo:font-weight="bold" fo:background-color="#99ccff" style:font-size-asian="16pt" style:font-weight-asian="bold" style:font-size-complex="16pt" style:font-weight-complex="bold"/>
    </style:style>
    <style:style style:name="P4" style:family="paragraph" style:parent-style-name="Standard">
      <style:text-properties fo:font-size="16pt" fo:font-style="italic" style:text-underline-style="solid" style:text-underline-width="auto" style:text-underline-color="font-color" fo:font-weight="bold" fo:background-color="#99ccff"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ize="14pt" fo:language="en" fo:country="US" style:font-size-asian="14pt" style:font-size-complex="14pt"/>
    </style:style>
    <style:style style:name="T3" style:family="text">
      <style:text-properties fo:font-size="14pt" fo:language="en" fo:country="US" style:text-underline-style="solid" style:text-underline-width="auto" style:text-underline-color="font-color" style:font-size-asian="14pt" style:font-size-complex="14pt"/>
    </style:style>
    <style:style style:name="T4" style:family="text">
      <style:text-properties fo:font-size="14pt" fo:language="en" fo:country="US" fo:font-style="normal" style:text-underline-style="solid" style:text-underline-width="auto" style:text-underline-color="font-color" style:font-size-asian="14pt" style:font-style-asian="normal" style:font-size-complex="14pt" style:font-style-complex="normal"/>
    </style:style>
    <style:style style:name="T5" style:family="text">
      <style:text-properties fo:font-size="14pt" fo:language="en" fo:country="US" fo:font-style="normal" style:text-underline-style="none" style:font-size-asian="14pt" style:font-style-asian="normal" style:font-size-complex="14pt" style:font-style-complex="normal"/>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language="fr" fo:country="FR"/>
    </style:style>
    <style:style style:name="T8" style:family="text">
      <style:text-properties fo:language="en" fo:country="US"/>
    </style:style>
    <style:style style:name="T9" style:family="text">
      <style:text-properties fo:font-size="16pt" fo:font-style="normal" style:text-underline-style="solid" style:text-underline-width="auto" style:text-underline-color="font-color" fo:font-weight="bold" fo:background-color="#99ccff" style:font-size-asian="16pt" style:font-style-asian="normal" style:font-weight-asian="bold" style:font-size-complex="16pt"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Utilisation</text:span></text:p>
      <text:p text:style-name="P1"><text:span text:style-name="T1"/></text:p>
      <text:p text:style-name="Standard">Lancer le programme avec la commande:</text:p>
      <text:p text:style-name="P1">java TestAffichage</text:p>
      <text:p text:style-name="P6">Interaction:</text:p>
      <text:p text:style-name="P1">clic droit: <text:span text:style-name="T1">aller à l'emplacement sélectionné</text:span></text:p>
      <text:p text:style-name="P1"><text:span text:style-name="T1">clic gauche: revenir en arrière</text:span></text:p>
      <text:p text:style-name="P1"><text:span text:style-name="T1"/></text:p>
      <text:p text:style-name="P1"><text:span text:style-name="T1"/></text:p>
      <text:p text:style-name="P4"><text:span text:style-name="T1">Description de la partie graphique</text:span></text:p>
      <text:p text:style-name="P1"><text:span text:style-name="T1"><text:tab/></text:span></text:p>
      <text:p text:style-name="P1"><text:span text:style-name="T1"><text:tab/> </text:span><text:span text:style-name="T4">1) Arbre de fichier</text:span></text:p>
      <text:p text:style-name="P1"><text:span text:style-name="T1"><text:tab/></text:span></text:p>
      <text:p text:style-name="P1"><text:span text:style-name="T1"><text:tab/>La classe FileTree génére un arbre en fonction de l'option passée à son constructeur, elle utilise pour cela la généricité. La racine de l'arbre est de type statique FileNode mais peut être allouée dynamiquement soit comme un FileNode (affichage en console), soit comme un FileSquare (mode graphique).</text:span></text:p>
      <text:p text:style-name="P1"><text:span text:style-name="T4"/></text:p>
      <text:p text:style-name="P1"><text:span text:style-name="T5"><text:tab/></text:span><text:span text:style-name="T4">2) Noeuds et fichiers</text:span></text:p>
      <text:p text:style-name="P1"><text:span text:style-name="T4"/></text:p>
      <text:p text:style-name="P1"><text:span text:style-name="T1"><text:tab/>L'arbre est créé dans ces mêmes classes grâce à la méthode buildTree et à la redéfinition, dans la classe FileSquare les coordonnées graphiques x,y sont aussi calculées en vu de l'affichage. La classe FileNode hérite elle-même de la classe File de l'API java.</text:span></text:p>
      <text:p text:style-name="P1"><text:span text:style-name="T1"/></text:p>
      <text:p text:style-name="P1"><text:span text:style-name="T1"/></text:p>
      <text:p text:style-name="P3">Description de la partie graphique </text:p>
      <text:p text:style-name="Standard"><text:tab/><text:tab/></text:p>
      <text:p text:style-name="P5"><text:span text:style-name="T2"><text:tab/></text:span><text:span text:style-name="T3">1) </text:span><text:span text:style-name="T6">Disposition des bloc</text:span> </text:p>
      <text:p text:style-name="P5"><text:tab/></text:p>
      <text:p text:style-name="P5"><text:tab/>Les blocs représentent des éléments de l'arborescence des fichiers : fichiers, dossiers, «fichiers» spéciaux etc...<text:tab/>Les blocs ont des tailles fixes à un <text:span text:style-name="T7">sous-répertoire</text:span> donné.</text:p>
      <text:p text:style-name="P5"/>
      <text:p text:style-name="P5"><text:tab/></text:p>
      <text:p text:style-name="P5"><text:span text:style-name="T2"><text:tab/></text:span><text:span text:style-name="T3">2) </text:span><text:span text:style-name="T6">Couleur des blocs</text:span></text:p>
      <text:p text:style-name="P5"><text:tab/></text:p>
      <text:p text:style-name="P5"><text:tab/>La couleur rouge désigne les dossiers, le bleu désigne les fichiers et le vert les «fichiers» spéciaux (sockets,named pipe,character devices). La teinte des couleurs définit leurs profondeurs dans l'arborescence, devenant plus foncée plus la profondeur est grande.</text:p>
      <text:p text:style-name="P5"/>
      <text:p text:style-name="P5"><text:span text:style-name="T2"><text:tab/></text:span><text:span text:style-name="T3">3) </text:span><text:span text:style-name="T6">Nom des blocs</text:span></text:p>
      <text:p text:style-name="P5"/>
      <text:p text:style-name="P5"><text:tab/>Si la taille de la police résultante de l'affichage du nom sur un bloc est trop petite (moins de 5 pixel), le nom n'est pas affiché. Si à l'affichage le dossier contient des éléments, son nom n'est pas affiché pour eviter les chevauchements.</text:p>
      <text:p text:style-name="P5"><text:tab/>Pour combler ce manque de d'information direct, le nom du bloc pointé est affiché à l'aide d'une bulle contextuelle <text:span text:style-name="T8">au-dessus</text:span> du pointeur de la souris.</text:p>
      <text:p text:style-name="P5"/>
      <text:p text:style-name="P5"><text:soft-page-break/><text:span text:style-name="T2"><text:tab/></text:span><text:span text:style-name="T3">4) </text:span><text:span text:style-name="T6">Panneau de Contrôle</text:span></text:p>
      <text:p text:style-name="P5"><text:tab/></text:p>
      <text:p text:style-name="P5"><text:tab/>Affichage sélectionnable mais non éditable du path du répertoire, du path du fichier sélectionné et du <text:span text:style-name="T8">champ de saisie du texte permettant d'afficher</text:span> le path fourni.</text:p>
      <text:p text:style-name="P5"><text:tab/>Permet aussi <text:s/>de gérer la profondeur de la récursion. </text:p>
      <text:p text:style-name="P1"><text:span text:style-name="T1"><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meta:initial-creator>
    <meta:creation-date>2013-05-01T22:32:47</meta:creation-date>
    <dc:date>2013-05-02T01:18:57</dc:date>
    <dc:creator>Simon </dc:creator>
    <meta:editing-duration>PT54M33S</meta:editing-duration>
    <meta:editing-cycles>23</meta:editing-cycles>
    <meta:generator>LibreOffice/3.5$Linux_X86_64 LibreOffice_project/350m1$Build-2</meta:generator>
    <meta:document-statistic meta:table-count="0" meta:image-count="0" meta:object-count="0" meta:page-count="2" meta:paragraph-count="30" meta:word-count="310" meta:character-count="1979" meta:non-whitespace-character-count="1663"/>
  </office:meta>
</office:document-meta>
</file>